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10</text:p>
      <text:p text:style-name="P1"/>
      <text:p text:style-name="P2">Etap I</text:p>
      <text:p text:style-name="P3"/>
      <text:p text:style-name="P3">jakim skrótem określamy krótką wiadomość tekstową na komórce <text:s text:c="20"/><text:span text:style-name="T1"><text:s/>SMS</text:span></text:p>
      <text:p text:style-name="P3">czy akwedukt był wodociągiem podziemnym czy nadziemnym <text:s text:c="23"/><text:span text:style-name="T1"><text:s text:c="3"/>nadziemny</text:span> </text:p>
      <text:p text:style-name="P3">o którym elemencie kobiecej garderoby potocznie mówimy mała czarna <text:s text:c="10"/><text:span text:style-name="T1"><text:s/>sukienka</text:span></text:p>
      <text:p text:style-name="P3">co oznacza angielskie weekend <text:s text:c="70"/><text:span text:style-name="T1">koniec tygodnia</text:span></text:p>
      <text:p text:style-name="P3">jaki jest największy wspólny dzielnik 18 i 27 <text:s text:c="54"/>dz<text:span text:style-name="T1">iewięć</text:span></text:p>
      <text:p text:style-name="P3">które ptaki składają największe jaja <text:s text:c="69"/><text:span text:style-name="T1">struś</text:span></text:p>
      <text:p text:style-name="P3">co ile lat odbywa się Tour de France <text:s text:c="65"/><text:span text:style-name="T1"><text:s text:c="3"/>co rok</text:span></text:p>
      <text:p text:style-name="P3">Niccolo Paganini był wirtuozem którego instrumentu <text:s text:c="38"/><text:span text:style-name="T1"><text:s text:c="2"/>skrzypiec</text:span></text:p>
      <text:p text:style-name="P3">jak nazywa się dział medycyny zajmujący się chorobami skóry <text:s text:c="23"/><text:span text:style-name="T1">dermatologia</text:span></text:p>
      <text:p text:style-name="P3">Waterloo, Picade de Circus to nazwy metra w którym europejskim mieście <text:s text:c="5"/><text:span text:style-name="T1"><text:s/>Londyn</text:span></text:p>
      <text:p text:style-name="P3">która ryba jest bohaterem filmu Spielberga Szczęki <text:s text:c="42"/><text:span text:style-name="T1"><text:s text:c="2"/>rekin</text:span></text:p>
      <text:p text:style-name="P3">jak nazywa się miękki kapelusz, z szerokim rondem przepasany wstążką noszony w Hiszpanii i krajach Ameryki płd <text:s text:c="74"/><text:span text:style-name="T1">sombrero</text:span></text:p>
      <text:p text:style-name="P3">parmezan jest serem miękkim czy twardym <text:s text:c="53"/><text:span text:style-name="T1"><text:s text:c="2"/>twardy</text:span></text:p>
      <text:p text:style-name="P3">z której dynastii wywodził się Władysław Łokietek <text:s text:c="42"/><text:span text:style-name="T1"><text:s/>Piastowie</text:span></text:p>
      <text:p text:style-name="P3">który kontynent jest najmniejszy <text:s text:c="73"/><text:span text:style-name="T1">Australia</text:span></text:p>
      <text:p text:style-name="P3">czy wg polskiego prawa bigamia jest przestępstwem <text:s text:c="39"/><text:span text:style-name="T1"><text:s text:c="2"/>TAK</text:span></text:p>
      <text:p text:style-name="P3">ktory legendarny król miał ośle uszy <text:s text:c="65"/><text:span text:style-name="T1"><text:s text:c="2"/>Midas</text:span></text:p>
      <text:p text:style-name="P3">jak nazywa sie wulkan na wyspie Honsiu, najwyższy szczyt Japonii <text:s text:c="16"/><text:span text:style-name="T1"><text:s/>Fidżi</text:span></text:p>
      <text:p text:style-name="P3">bursztyn jest kopalną żywicą drzew iglastych czy liściastych <text:s text:c="27"/><text:span text:style-name="T1"><text:s text:c="2"/>iglaste</text:span></text:p>
      <text:p text:style-name="P3">jak nazywamy orszak sań zaprzężonych w konie, z muzyką i śpiewem <text:s text:c="12"/><text:span text:style-name="T1"><text:s/>kulig</text:span></text:p>
      <text:p text:style-name="P3"/>
      <text:p text:style-name="P2">Etap II</text:p>
      <text:p text:style-name="P3"/>
      <text:p text:style-name="P3">które państwo ma większą powierzchnię Czechy czy Słowacja <text:s text:c="24"/><text:span text:style-name="T1">Czechy</text:span></text:p>
      <text:p text:style-name="P3">Kat chce obciąć mu głowę, ale ona krzyczy Mój Ci jest <text:s text:c="36"/><text:span text:style-name="T1">Krzyżacy</text:span></text:p>
      <text:p text:style-name="P3">Cherry to likier z których owocow <text:s text:c="68"/><text:span text:style-name="T1"><text:s/>wiśnie</text:span></text:p>
      <text:p text:style-name="P3">jak w grze w karty brzmi rezygnacja z dalszej licytacji <text:s text:c="36"/><text:span text:style-name="T1"><text:s/>pass</text:span></text:p>
      <text:p text:style-name="P3">na ilu kontynentach wznoszą się szczyty stanowiącę koronę Ziemii <text:s text:c="17"/><text:span text:style-name="T1"><text:s/>siedem</text:span></text:p>
      <text:p text:style-name="P3">czy król Salomon był synem Dawida <text:s text:c="65"/><text:span text:style-name="T1"><text:s/>TAK</text:span></text:p>
      <text:p text:style-name="P3">na stokach której budowli stracono Traugutta <text:s text:c="51"/><text:span text:style-name="T1"><text:s/>cytadela</text:span></text:p>
      <text:p text:style-name="P3">o którym zwierzęciu mówi się że zawsze spada na 4 łapy <text:s text:c="31"/><text:span text:style-name="T1"><text:s text:c="2"/>kot</text:span></text:p>
      <text:p text:style-name="P3">czółenka to pantofle sznurowane czy nie sznurowane <text:s text:c="38"/><text:span text:style-name="T1"><text:s/>NIE</text:span> </text:p>
      <text:p text:style-name="P3">Sigharta Gautama to twórca której wielkiej religii <text:s text:c="45"/><text:span text:style-name="T1">buddyzm</text:span></text:p>
      <text:p text:style-name="P3">w której dziedzinie Irena Joliot-Curie otrzymała Nagrodę Nobla <text:s text:c="21"/><text:span text:style-name="T1"><text:s/>chemia</text:span></text:p>
      <text:p text:style-name="P3">czy Kansas City jest stolicą stanu Kansas <text:s text:c="59"/><text:span text:style-name="T1"><text:s/>NIE </text:span></text:p>
      <text:p text:style-name="P3">jak nazywał się miesięcznik poetycki wydawany w latach 20 i 30 <text:s text:c="20"/><text:span text:style-name="T1"><text:s/>Skamander</text:span> </text:p>
      <text:p text:style-name="P3">jak z francuskiego nazywa się kawalerskie mieszkanie <text:s text:c="37"/><text:span text:style-name="T1"><text:s/>garsoniera</text:span></text:p>
      <text:p text:style-name="P3">czy w Japonii dopuszczalne są walki sumo dla kobiet <text:s text:c="40"/><text:span text:style-name="T1">NIE</text:span> </text:p>
      <text:p text:style-name="P3">na jakie pytania odpowiada przypadek narzędnik <text:s text:c="43"/><text:span text:style-name="T1"><text:s text:c="2"/>z kim, z czym</text:span></text:p>
      <text:p text:style-name="P3">jak nazywa się gatunek szopa który płucze pożywienie w wodzie <text:s text:c="19"/><text:span text:style-name="T1"><text:s/>szop pracz</text:span></text:p>
      <text:p text:style-name="P3">w finale IX symfoni Beethovena chór wykonuje kantatę do słów pewnego poety, proszę podać jego nazwisko <text:s text:c="78"/><text:span text:style-name="T1"><text:s/>Fryderyk Schil</text:span>l<text:span text:style-name="T1">er</text:span></text:p>
      <text:p text:style-name="P3"><text:s/>czy polska reprezentacja była kiedykolwiek piłkarskim mistrzem świata <text:s text:c="7"/><text:span text:style-name="T1"><text:s text:c="2"/>NIE </text:span></text:p>
      <text:p text:style-name="P3"><text:soft-page-break/>jak nazywa się zaburzenie psychiczne, nawykowe drobne kradzieże <text:s text:c="12"/><text:span text:style-name="T1"><text:s text:c="2"/>kleptoman</text:span></text:p>
      <text:p text:style-name="P3">od nazwy którego ssaka pochodzi nazwa fryzury gdzie krótkie włosy sterczą do góry <text:s text:c="2"/><text:span text:style-name="T1">jeż</text:span></text:p>
      <text:p text:style-name="P3">na rynku którego miasta Kościuszko złożył przysięgę <text:s text:c="33"/><text:span text:style-name="T1"><text:s/>Kraków</text:span></text:p>
      <text:p text:style-name="P3">trzy polskie niszczyciele wzięły udział w walkiach o Narvik, podaj dwa <text:s text:c="5"/><text:span text:style-name="T1">Błyskawica, Burza, Grom</text:span></text:p>
      <text:p text:style-name="P3">Jak miała na imię koleżanka Bolka i Lolka <text:s text:c="50"/><text:span text:style-name="T1"><text:s/>Tola</text:span></text:p>
      <text:p text:style-name="P3">w którym wieku wprowadzono do użytku znaczek pocztowy <text:s text:c="22"/><text:span text:style-name="T1"><text:s/>XIX w.</text:span></text:p>
      <text:p text:style-name="P3">temp wrzenia siarkowodoru jest dodatnia czy ujemna <text:s text:c="34"/><text:span text:style-name="T1"><text:s/>ujemna</text:span></text:p>
      <text:p text:style-name="P3">Darfur to część którego afrykańskiego państwa <text:s text:c="44"/><text:span text:style-name="T1"><text:s/>Sudan</text:span></text:p>
      <text:p text:style-name="P3">gdzie odbywa się tarło łososi, w rzekach czy w morzu <text:s text:c="32"/><text:span text:style-name="T1"><text:s text:c="2"/>rzeki</text:span></text:p>
      <text:p text:style-name="P3">jak nazywał sie przyjaciel Mickiewicza, pionier rozwoju gornictwa w Chile <text:s text:c="3"/></text:p>
      <text:p text:style-name="P3"><text:span text:style-name="T1">Ignacy <text:s/>Domeyko <text:s/></text:span><text:s text:c="6"/></text:p>
      <text:p text:style-name="P3">jak nazywają się metalowe widełki wydające dźwięk wzorcowy <text:s text:c="19"/><text:span text:style-name="T1">kamerton</text:span></text:p>
      <text:p text:style-name="P3">co zbiera ten kto sieje wiatr <text:s text:c="76"/><text:span text:style-name="T1"><text:s/>burzę <text:s text:c="2"/></text:span></text:p>
      <text:p text:style-name="P3">na terenie którego państwa znajduje się miasto Akwizgran, rezydencja Karola Wielkiego</text:p>
      <text:p text:style-name="P3">Carpe diem to cytat którego rzymskiego poety <text:s text:c="45"/><text:span text:style-name="T1"><text:s text:c="2"/>Horacy</text:span></text:p>
      <text:p text:style-name="P3">lansjerzy to kawaleria czy piechota <text:s text:c="63"/><text:span text:style-name="T1"><text:s text:c="2"/>kawaleria</text:span></text:p>
      <text:p text:style-name="P3">ilu zawodników liczy drużyna w futbolu amerykańskim <text:s text:c="30"/><text:span text:style-name="T1"><text:s text:c="2"/>jedenaście</text:span></text:p>
      <text:p text:style-name="P3">z której rośliny otrzymuje się koprę <text:s text:c="60"/><text:span text:style-name="T1">orzech kokosowy</text:span></text:p>
      <text:p text:style-name="P3">jak nazywa się ulica w Gdańsku przy której stoi Dwór Artusa <text:s text:c="21"/><text:span text:style-name="T1"><text:s text:c="2"/>Długi Targ</text:span></text:p>
      <text:p text:style-name="P3">jak miała na imię siostra Elektry <text:s text:c="69"/><text:span text:style-name="T1"><text:s/>Ifigenia</text:span></text:p>
      <text:p text:style-name="P3">czy Laos graniczy z Chinami <text:s text:c="73"/><text:span text:style-name="T1"><text:s text:c="2"/>TAK</text:span></text:p>
      <text:p text:style-name="P3">w ktorym roku powstał PCK <text:s text:c="76"/><text:span text:style-name="T1">1919</text:span></text:p>
      <text:p text:style-name="P3">brak której witaminy powoduje chorobę beri-beri <text:s text:c="41"/><text:span text:style-name="T1"><text:s/>wit. B1</text:span></text:p>
      <text:p text:style-name="P3">jak nazywał się polski jeniec Starobielska ktory z polecenia Andersa <text:s text:c="10"/><text:span text:style-name="T1"><text:s/>Józef Czapski</text:span></text:p>
      <text:p text:style-name="P3">ktora biblijna księga opisuje ucieczkę Lota <text:s text:c="51"/><text:span text:style-name="T1"><text:s/>Rodzaju</text:span></text:p>
      <text:p text:style-name="P3">w którym roku ukończono budowę kanału panamskiego <text:s text:c="32"/><text:span text:style-name="T1">1914</text:span></text:p>
      <text:p text:style-name="P3">co oznacza w muzyce termin unisono <text:s text:c="60"/><text:span text:style-name="T1">jednobrzmiący</text:span></text:p>
      <text:p text:style-name="P3">który organ rozstrzyga o ważności wyborów do Sejmu i Senatu <text:s text:c="19"/><text:span text:style-name="T1">Sąd Najwyższy</text:span></text:p>
      <text:p text:style-name="P3">kategat to cieśnina między ktorymi półwyspami <text:s text:c="24"/><text:span text:style-name="T1">Skandynawski i Jutlandzki</text:span></text:p>
      <text:p text:style-name="P3">jak nazywa się w wojsku sygnał apelu wieczornego <text:s text:c="39"/><text:span text:style-name="T1"><text:s/>capstrzyk</text:span></text:p>
      <text:p text:style-name="P3">kto był twórcą Muppetów <text:s text:c="78"/><text:span text:style-name="T1"><text:s text:c="2"/>Hanson</text:span></text:p>
      <text:p text:style-name="P3">jak z francuskiego nazywa się kamizelka ochronna stosowana w szermirce <text:s/><text:span text:style-name="T1"><text:s/>plastron</text:span></text:p>
      <text:p text:style-name="P3">Luzaka to stolica Zambii czy Mozambiku <text:s text:c="54"/><text:span text:style-name="T1">Zambii</text:span></text:p>
      <text:p text:style-name="P3">jak nazywał sie polski pilot który w 1933 samotnie przeleciał Atlantyk <text:s text:c="8"/><text:span text:style-name="T1">S. Starżyński</text:span></text:p>
      <text:p text:style-name="P3">kto występuje wraz z zakonnicą w tytule dramatu Stanisława Witkiewicza <text:s text:c="3"/><text:span text:style-name="T1">wariat</text:span></text:p>
      <text:p text:style-name="P3"/>
      <text:p text:style-name="P3"><text:s/><text:span text:style-name="T3">Etap III</text:span></text:p>
      <text:p text:style-name="P3"><text:span text:style-name="T3"><text:s/></text:span></text:p>
      <text:p text:style-name="P3">w tenisie odbicie piłki z prawej strony prawą ręką <text:s text:c="41"/><text:span text:style-name="T1"><text:s/>forhend</text:span></text:p>
      <text:p text:style-name="P3">który amerykański pisarz był mężem Marylin Monroe <text:s text:c="33"/><text:span text:style-name="T1"><text:s/>Artur Miller</text:span></text:p>
      <text:p text:style-name="P3">jak obecnie nazywa się miasto w którym podpisano pokój Preszburski <text:s text:c="9"/><text:span text:style-name="T1">Bratysława</text:span></text:p>
      <text:p text:style-name="P3">czarna lokomotywa na żółtym tle oznacza przejazd z czy bez zapór <text:s text:c="11"/><text:span text:style-name="T1"><text:s text:c="3"/>bez zapór</text:span></text:p>
      <text:p text:style-name="P3">jak z łąciny nazywa się obniżanie poziomu cen <text:s text:c="46"/><text:span text:style-name="T1">deflacja</text:span></text:p>
      <text:p text:style-name="P3">jak nazywa się największy torbacz <text:s text:c="64"/><text:span text:style-name="T1"><text:s text:c="2"/>kangur</text:span></text:p>
      <text:p text:style-name="P3">elektroda połączona z dodatnim ładunkiem to katoda czy anoda <text:s text:c="19"/><text:span text:style-name="T1"><text:s/>anoda</text:span></text:p>
      <text:p text:style-name="P3">jak miał na imię larus wydawca encyklopedii i książek <text:s text:c="31"/><text:span text:style-name="T1"><text:s text:c="3"/>Piotr</text:span></text:p>
      <text:p text:style-name="P3">czy ksylofon to instrument dęty czy perkusyjny <text:s text:c="45"/><text:span text:style-name="T1"><text:s/>perkusyjny</text:span></text:p>
      <text:p text:style-name="P3"><text:soft-page-break/>grający w Ekstraklasie Górnik z nazwa klubu z którego miasta <text:s text:c="18"/><text:span text:style-name="T1"><text:s/>Zabrze</text:span></text:p>
      <text:p text:style-name="P3">na którym morzu leży Elba <text:s text:c="75"/><text:span text:style-name="T1"><text:s/>Tyrreńskie</text:span></text:p>
      <text:p text:style-name="P3">czy Karol Wojtyła wykłądał na KUL <text:s text:c="59"/><text:span text:style-name="T1"><text:s text:c="2"/>TAK</text:span></text:p>
      <text:p text:style-name="P3">z którego języka pochodzi nazwa potrawy rawioli <text:s text:c="38"/><text:span text:style-name="T1"><text:s text:c="2"/>polski</text:span></text:p>
      <text:p text:style-name="P3">do czego robimy dobrą minę <text:s text:c="73"/><text:span text:style-name="T1">do złej gry</text:span></text:p>
      <text:p text:style-name="P3">na czym były zapisywane informacje językiem kipu <text:s text:c="35"/><text:span text:style-name="T1"><text:s/>na sznurkach</text:span></text:p>
      <text:p text:style-name="P3">jak nazywała się powolowana w 1940 konspiracyjna organizacja zbrojnu ruchu ludowego</text:p>
      <text:p text:style-name="P4">Bataliony chłopskie</text:p>
      <text:p text:style-name="P3">jak z języka niemieckiego nazywają się liny służące do ustawiania żagli pod odpowiednim kątem <text:s text:c="109"/><text:span text:style-name="T1">brasy</text:span></text:p>
      <text:p text:style-name="P3">kto jest autorem powieści Młode Lwy, Pogoda dla bogaczy <text:s text:c="23"/><text:span text:style-name="T1"><text:s/>Shaw</text:span></text:p>
      <text:p text:style-name="P3">czy Kain i Abel mieli również trzeciego brata <text:s text:c="46"/><text:span text:style-name="T1">TAK</text:span></text:p>
      <text:p text:style-name="P3">który średniowieczny podróżnik opisał podróż i pobyt w Chinach <text:s text:c="14"/><text:span text:style-name="T1">Marco Polo</text:span></text:p>
      <text:p text:style-name="P3">które fale mogą rozchodzić się w próżni radiowe czy dźwiękowe <text:s text:c="13"/><text:span text:style-name="T1"><text:s text:c="2"/>radiowe</text:span></text:p>
      <text:p text:style-name="P3">jaki tytułu nosi film w reżyserii Roberta Altmana opowiadający dzieje amerykańskiego szpitala polowego podczas wojny w Korei <text:s text:c="41"/><text:span text:style-name="T1"><text:s text:c="11"/>M.A.S.H</text:span></text:p>
      <text:p text:style-name="P4"><text:span text:style-name="T2">które dyscypliny tworzą triatlon <text:s/></text:span><text:s text:c="53"/>bieg, pływanie, rower</text:p>
      <text:p text:style-name="P3">co wyrabia stelmach <text:s text:c="84"/><text:span text:style-name="T1"><text:s text:c="3"/>koła do wozów</text:span></text:p>
      <text:p text:style-name="P3">jak nazywała się kultura która rozwinęła się na Krecie w epoce brązu <text:s text:c="8"/><text:span text:style-name="T1"><text:s/>minojska 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1T18:50:07.06</meta:creation-date>
    <meta:document-statistic meta:table-count="0" meta:image-count="0" meta:object-count="0" meta:page-count="3" meta:paragraph-count="105" meta:word-count="935" meta:character-count="9944"/>
    <dc:date>2014-08-31T19:35:22.23</dc:date>
    <meta:editing-duration>PT00H02M02S</meta:editing-duration>
    <meta:editing-cycles>1</meta:editing-cycles>
    <meta:generator>OpenOffice.ux.pl/3.1$Win32 OpenOffice.org_project/310m11$Build-39399</meta:generator>
  </office:meta>
</office:document-meta>
</file>